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95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  <table:table-cell table:number-columns-repeated="2" office:value-type="string">
            <text:p>Benešov</text:p>
          </table:table-cell>
          <table:table-cell/>
          <table:table-cell table:formula="of:=IF([.E1]&lt;&gt;[.H1]; &quot;ne&quot;;&quot;&quot;)">
            <text:p/>
          </table:table-cell>
          <table:table-cell office:value-type="string">
            <text:p>Benešov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  <table:table-cell table:number-columns-repeated="2" office:value-type="string">
            <text:p>Beroun</text:p>
          </table:table-cell>
          <table:table-cell/>
          <table:table-cell table:formula="of:=IF([.E2]&lt;&gt;[.H2]; &quot;ne&quot;;&quot;&quot;)">
            <text:p/>
          </table:table-cell>
          <table:table-cell office:value-type="string">
            <text:p>Beroun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  <table:table-cell table:number-columns-repeated="2" office:value-type="string">
            <text:p>Blansko</text:p>
          </table:table-cell>
          <table:table-cell/>
          <table:table-cell table:formula="of:=IF([.E3]&lt;&gt;[.H3]; &quot;ne&quot;;&quot;&quot;)">
            <text:p/>
          </table:table-cell>
          <table:table-cell office:value-type="string">
            <text:p>Blansko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  <table:table-cell table:number-columns-repeated="2" office:value-type="string">
            <text:p>Břeclav</text:p>
          </table:table-cell>
          <table:table-cell/>
          <table:table-cell table:formula="of:=IF([.E4]&lt;&gt;[.H4]; &quot;ne&quot;;&quot;&quot;)">
            <text:p/>
          </table:table-cell>
          <table:table-cell office:value-type="string">
            <text:p>Břeclav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  <table:table-cell table:number-columns-repeated="2" office:value-type="string">
            <text:p>Brno město</text:p>
          </table:table-cell>
          <table:table-cell/>
          <table:table-cell table:formula="of:=IF([.E5]&lt;&gt;[.H5]; &quot;ne&quot;;&quot;&quot;)">
            <text:p/>
          </table:table-cell>
          <table:table-cell office:value-type="string">
            <text:p>Brno město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  <table:table-cell table:number-columns-repeated="2" office:value-type="string">
            <text:p>Brno venkov</text:p>
          </table:table-cell>
          <table:table-cell/>
          <table:table-cell table:formula="of:=IF([.E6]&lt;&gt;[.H6]; &quot;ne&quot;;&quot;&quot;)">
            <text:p/>
          </table:table-cell>
          <table:table-cell office:value-type="string">
            <text:p>Brno venkov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  <table:table-cell table:number-columns-repeated="2" office:value-type="string">
            <text:p>Bruntál</text:p>
          </table:table-cell>
          <table:table-cell/>
          <table:table-cell table:formula="of:=IF([.E7]&lt;&gt;[.H7]; &quot;ne&quot;;&quot;&quot;)">
            <text:p/>
          </table:table-cell>
          <table:table-cell office:value-type="string">
            <text:p>Bruntál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  <table:table-cell table:number-columns-repeated="2" office:value-type="string">
            <text:p>Česká Lípa</text:p>
          </table:table-cell>
          <table:table-cell/>
          <table:table-cell table:formula="of:=IF([.E8]&lt;&gt;[.H8]; &quot;ne&quot;;&quot;&quot;)">
            <text:p/>
          </table:table-cell>
          <table:table-cell office:value-type="string">
            <text:p>Česká Lípa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  <table:table-cell table:number-columns-repeated="2" office:value-type="string">
            <text:p>České Budějovice</text:p>
          </table:table-cell>
          <table:table-cell/>
          <table:table-cell table:formula="of:=IF([.E9]&lt;&gt;[.H9]; &quot;ne&quot;;&quot;&quot;)">
            <text:p/>
          </table:table-cell>
          <table:table-cell office:value-type="string">
            <text:p>České Budějovice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  <table:table-cell table:number-columns-repeated="2" office:value-type="string">
            <text:p>Český Krumlov</text:p>
          </table:table-cell>
          <table:table-cell/>
          <table:table-cell table:formula="of:=IF([.E10]&lt;&gt;[.H10]; &quot;ne&quot;;&quot;&quot;)">
            <text:p/>
          </table:table-cell>
          <table:table-cell office:value-type="string">
            <text:p>Český Krumlov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  <table:table-cell table:number-columns-repeated="2" office:value-type="string">
            <text:p>Cheb</text:p>
          </table:table-cell>
          <table:table-cell/>
          <table:table-cell table:formula="of:=IF([.E11]&lt;&gt;[.H11]; &quot;ne&quot;;&quot;&quot;)">
            <text:p/>
          </table:table-cell>
          <table:table-cell office:value-type="string">
            <text:p>Cheb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  <table:table-cell table:number-columns-repeated="2" office:value-type="string">
            <text:p>Chomutov</text:p>
          </table:table-cell>
          <table:table-cell/>
          <table:table-cell table:formula="of:=IF([.E12]&lt;&gt;[.H12]; &quot;ne&quot;;&quot;&quot;)">
            <text:p/>
          </table:table-cell>
          <table:table-cell office:value-type="string">
            <text:p>Chomutov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  <table:table-cell table:number-columns-repeated="2" office:value-type="string">
            <text:p>Chrudim</text:p>
          </table:table-cell>
          <table:table-cell/>
          <table:table-cell table:formula="of:=IF([.E13]&lt;&gt;[.H13]; &quot;ne&quot;;&quot;&quot;)">
            <text:p/>
          </table:table-cell>
          <table:table-cell office:value-type="string">
            <text:p>Chrudim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  <table:table-cell table:number-columns-repeated="2" office:value-type="string">
            <text:p>Děčín</text:p>
          </table:table-cell>
          <table:table-cell/>
          <table:table-cell table:formula="of:=IF([.E14]&lt;&gt;[.H14]; &quot;ne&quot;;&quot;&quot;)">
            <text:p/>
          </table:table-cell>
          <table:table-cell office:value-type="string">
            <text:p>Děčín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  <table:table-cell table:number-columns-repeated="2" office:value-type="string">
            <text:p>Domažlice</text:p>
          </table:table-cell>
          <table:table-cell/>
          <table:table-cell table:formula="of:=IF([.E15]&lt;&gt;[.H15]; &quot;ne&quot;;&quot;&quot;)">
            <text:p/>
          </table:table-cell>
          <table:table-cell office:value-type="string">
            <text:p>Domažlice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  <table:table-cell table:number-columns-repeated="2" office:value-type="string">
            <text:p>Frýdek-Místek</text:p>
          </table:table-cell>
          <table:table-cell/>
          <table:table-cell table:formula="of:=IF([.E16]&lt;&gt;[.H16]; &quot;ne&quot;;&quot;&quot;)">
            <text:p/>
          </table:table-cell>
          <table:table-cell office:value-type="string">
            <text:p>Frýdek-Místek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http://linked.opendata.cz/resource/county/hb</text:p>
          </table:table-cell>
          <table:table-cell table:number-columns-repeated="2" office:value-type="string">
            <text:p>Havlíčkův Brod</text:p>
          </table:table-cell>
          <table:table-cell/>
          <table:table-cell table:formula="of:=IF([.E17]&lt;&gt;[.H17]; &quot;ne&quot;;&quot;&quot;)">
            <text:p/>
          </table:table-cell>
          <table:table-cell office:value-type="string">
            <text:p>Havlíčkův Brod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  <table:table-cell table:number-columns-repeated="2" office:value-type="string">
            <text:p>Hodonín</text:p>
          </table:table-cell>
          <table:table-cell/>
          <table:table-cell table:formula="of:=IF([.E18]&lt;&gt;[.H18]; &quot;ne&quot;;&quot;&quot;)">
            <text:p/>
          </table:table-cell>
          <table:table-cell office:value-type="string">
            <text:p>Hodonín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  <table:table-cell table:number-columns-repeated="2" office:value-type="string">
            <text:p>Hradec Králové</text:p>
          </table:table-cell>
          <table:table-cell/>
          <table:table-cell table:formula="of:=IF([.E19]&lt;&gt;[.H19]; &quot;ne&quot;;&quot;&quot;)">
            <text:p/>
          </table:table-cell>
          <table:table-cell office:value-type="string">
            <text:p>Hradec Králové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table:number-columns-repeated="2" office:value-type="string">
            <text:p>04</text:p>
          </table:table-cell>
          <table:table-cell office:value-type="string">
            <text:p>http://linked.opendata.cz/resource/county/jn</text:p>
          </table:table-cell>
          <table:table-cell table:number-columns-repeated="2" office:value-type="string">
            <text:p>Jablonec nad Nisou</text:p>
          </table:table-cell>
          <table:table-cell/>
          <table:table-cell table:formula="of:=IF([.E20]&lt;&gt;[.H20]; &quot;ne&quot;;&quot;&quot;)">
            <text:p/>
          </table:table-cell>
          <table:table-cell office:value-type="string">
            <text:p>Jablonec nad Nisou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  <table:table-cell table:number-columns-repeated="2" office:value-type="string">
            <text:p>Jeseník</text:p>
          </table:table-cell>
          <table:table-cell/>
          <table:table-cell table:formula="of:=IF([.E21]&lt;&gt;[.H21]; &quot;ne&quot;;&quot;&quot;)">
            <text:p/>
          </table:table-cell>
          <table:table-cell office:value-type="string">
            <text:p>Jeseník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  <table:table-cell table:number-columns-repeated="2" office:value-type="string">
            <text:p>Jičín</text:p>
          </table:table-cell>
          <table:table-cell/>
          <table:table-cell table:formula="of:=IF([.E22]&lt;&gt;[.H22]; &quot;ne&quot;;&quot;&quot;)">
            <text:p/>
          </table:table-cell>
          <table:table-cell office:value-type="string">
            <text:p>Jičín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  <table:table-cell table:number-columns-repeated="2" office:value-type="string">
            <text:p>Jihlava</text:p>
          </table:table-cell>
          <table:table-cell/>
          <table:table-cell table:formula="of:=IF([.E23]&lt;&gt;[.H23]; &quot;ne&quot;;&quot;&quot;)">
            <text:p/>
          </table:table-cell>
          <table:table-cell office:value-type="string">
            <text:p>Jihlava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  <table:table-cell table:number-columns-repeated="2" office:value-type="string">
            <text:p>Jindřichův Hradec</text:p>
          </table:table-cell>
          <table:table-cell/>
          <table:table-cell table:formula="of:=IF([.E24]&lt;&gt;[.H24]; &quot;ne&quot;;&quot;&quot;)">
            <text:p/>
          </table:table-cell>
          <table:table-cell office:value-type="string">
            <text:p>Jindřichův Hradec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table:number-columns-repeated="2" office:value-type="string">
            <text:p>03</text:p>
          </table:table-cell>
          <table:table-cell office:value-type="string">
            <text:p>http://linked.opendata.cz/resource/county/kv</text:p>
          </table:table-cell>
          <table:table-cell table:number-columns-repeated="2" office:value-type="string">
            <text:p>Karlovy Vary</text:p>
          </table:table-cell>
          <table:table-cell/>
          <table:table-cell table:formula="of:=IF([.E25]&lt;&gt;[.H25]; &quot;ne&quot;;&quot;&quot;)">
            <text:p/>
          </table:table-cell>
          <table:table-cell office:value-type="string">
            <text:p>Karlovy Vary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  <table:table-cell table:number-columns-repeated="2" office:value-type="string">
            <text:p>Karviná</text:p>
          </table:table-cell>
          <table:table-cell/>
          <table:table-cell table:formula="of:=IF([.E26]&lt;&gt;[.H26]; &quot;ne&quot;;&quot;&quot;)">
            <text:p/>
          </table:table-cell>
          <table:table-cell office:value-type="string">
            <text:p>Karviná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  <table:table-cell table:number-columns-repeated="2" office:value-type="string">
            <text:p>Kladno</text:p>
          </table:table-cell>
          <table:table-cell/>
          <table:table-cell table:formula="of:=IF([.E27]&lt;&gt;[.H27]; &quot;ne&quot;;&quot;&quot;)">
            <text:p/>
          </table:table-cell>
          <table:table-cell office:value-type="string">
            <text:p>Kladno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  <table:table-cell table:number-columns-repeated="2" office:value-type="string">
            <text:p>Klatovy</text:p>
          </table:table-cell>
          <table:table-cell/>
          <table:table-cell table:formula="of:=IF([.E28]&lt;&gt;[.H28]; &quot;ne&quot;;&quot;&quot;)">
            <text:p/>
          </table:table-cell>
          <table:table-cell office:value-type="string">
            <text:p>Klatovy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  <table:table-cell table:number-columns-repeated="2" office:value-type="string">
            <text:p>Kolín</text:p>
          </table:table-cell>
          <table:table-cell/>
          <table:table-cell table:formula="of:=IF([.E29]&lt;&gt;[.H29]; &quot;ne&quot;;&quot;&quot;)">
            <text:p/>
          </table:table-cell>
          <table:table-cell office:value-type="string">
            <text:p>Kolín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  <table:table-cell table:number-columns-repeated="2" office:value-type="string">
            <text:p>Kroměříž</text:p>
          </table:table-cell>
          <table:table-cell/>
          <table:table-cell table:formula="of:=IF([.E30]&lt;&gt;[.H30]; &quot;ne&quot;;&quot;&quot;)">
            <text:p/>
          </table:table-cell>
          <table:table-cell office:value-type="string">
            <text:p>Kroměříž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  <table:table-cell table:number-columns-repeated="2" office:value-type="string">
            <text:p>Kutná Hora</text:p>
          </table:table-cell>
          <table:table-cell/>
          <table:table-cell table:formula="of:=IF([.E31]&lt;&gt;[.H31]; &quot;ne&quot;;&quot;&quot;)">
            <text:p/>
          </table:table-cell>
          <table:table-cell office:value-type="string">
            <text:p>Kutná Hora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  <table:table-cell table:number-columns-repeated="2" office:value-type="string">
            <text:p>Liberec</text:p>
          </table:table-cell>
          <table:table-cell/>
          <table:table-cell table:formula="of:=IF([.E32]&lt;&gt;[.H32]; &quot;ne&quot;;&quot;&quot;)">
            <text:p/>
          </table:table-cell>
          <table:table-cell office:value-type="string">
            <text:p>Liberec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  <table:table-cell table:number-columns-repeated="2" office:value-type="string">
            <text:p>Litoměřice</text:p>
          </table:table-cell>
          <table:table-cell/>
          <table:table-cell table:formula="of:=IF([.E33]&lt;&gt;[.H33]; &quot;ne&quot;;&quot;&quot;)">
            <text:p/>
          </table:table-cell>
          <table:table-cell office:value-type="string">
            <text:p>Litoměřice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  <table:table-cell table:number-columns-repeated="2" office:value-type="string">
            <text:p>Louny</text:p>
          </table:table-cell>
          <table:table-cell/>
          <table:table-cell table:formula="of:=IF([.E34]&lt;&gt;[.H34]; &quot;ne&quot;;&quot;&quot;)">
            <text:p/>
          </table:table-cell>
          <table:table-cell office:value-type="string">
            <text:p>Louny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  <table:table-cell table:number-columns-repeated="2" office:value-type="string">
            <text:p>Mělník</text:p>
          </table:table-cell>
          <table:table-cell/>
          <table:table-cell table:formula="of:=IF([.E35]&lt;&gt;[.H35]; &quot;ne&quot;;&quot;&quot;)">
            <text:p/>
          </table:table-cell>
          <table:table-cell office:value-type="string">
            <text:p>Mělník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  <table:table-cell table:number-columns-repeated="2" office:value-type="string">
            <text:p>Mladá Boleslav</text:p>
          </table:table-cell>
          <table:table-cell/>
          <table:table-cell table:formula="of:=IF([.E36]&lt;&gt;[.H36]; &quot;ne&quot;;&quot;&quot;)">
            <text:p/>
          </table:table-cell>
          <table:table-cell office:value-type="string">
            <text:p>Mladá Boleslav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  <table:table-cell table:number-columns-repeated="2" office:value-type="string">
            <text:p>Most</text:p>
          </table:table-cell>
          <table:table-cell/>
          <table:table-cell table:formula="of:=IF([.E37]&lt;&gt;[.H37]; &quot;ne&quot;;&quot;&quot;)">
            <text:p/>
          </table:table-cell>
          <table:table-cell office:value-type="string">
            <text:p>Most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  <table:table-cell table:number-columns-repeated="2" office:value-type="string">
            <text:p>Náchod</text:p>
          </table:table-cell>
          <table:table-cell/>
          <table:table-cell table:formula="of:=IF([.E38]&lt;&gt;[.H38]; &quot;ne&quot;;&quot;&quot;)">
            <text:p/>
          </table:table-cell>
          <table:table-cell office:value-type="string">
            <text:p>Náchod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  <table:table-cell table:number-columns-repeated="2" office:value-type="string">
            <text:p>Nový Jičín</text:p>
          </table:table-cell>
          <table:table-cell/>
          <table:table-cell table:formula="of:=IF([.E39]&lt;&gt;[.H39]; &quot;ne&quot;;&quot;&quot;)">
            <text:p/>
          </table:table-cell>
          <table:table-cell office:value-type="string">
            <text:p>Nový Jičín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  <table:table-cell table:number-columns-repeated="2" office:value-type="string">
            <text:p>Nymburk</text:p>
          </table:table-cell>
          <table:table-cell/>
          <table:table-cell table:formula="of:=IF([.E40]&lt;&gt;[.H40]; &quot;ne&quot;;&quot;&quot;)">
            <text:p/>
          </table:table-cell>
          <table:table-cell office:value-type="string">
            <text:p>Nymburk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  <table:table-cell table:number-columns-repeated="2" office:value-type="string">
            <text:p>Olomouc</text:p>
          </table:table-cell>
          <table:table-cell/>
          <table:table-cell table:formula="of:=IF([.E41]&lt;&gt;[.H41]; &quot;ne&quot;;&quot;&quot;)">
            <text:p/>
          </table:table-cell>
          <table:table-cell office:value-type="string">
            <text:p>Olomouc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  <table:table-cell table:number-columns-repeated="2" office:value-type="string">
            <text:p>Opava</text:p>
          </table:table-cell>
          <table:table-cell/>
          <table:table-cell table:formula="of:=IF([.E42]&lt;&gt;[.H42]; &quot;ne&quot;;&quot;&quot;)">
            <text:p/>
          </table:table-cell>
          <table:table-cell office:value-type="string">
            <text:p>Opava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  <table:table-cell table:number-columns-repeated="2" office:value-type="string">
            <text:p>Ostrava</text:p>
          </table:table-cell>
          <table:table-cell/>
          <table:table-cell table:formula="of:=IF([.E43]&lt;&gt;[.H43]; &quot;ne&quot;;&quot;&quot;)">
            <text:p/>
          </table:table-cell>
          <table:table-cell office:value-type="string">
            <text:p>Ostrava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  <table:table-cell table:number-columns-repeated="2" office:value-type="string">
            <text:p>Pardubice</text:p>
          </table:table-cell>
          <table:table-cell/>
          <table:table-cell table:formula="of:=IF([.E44]&lt;&gt;[.H44]; &quot;ne&quot;;&quot;&quot;)">
            <text:p/>
          </table:table-cell>
          <table:table-cell office:value-type="string">
            <text:p>Pardubice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http://linked.opendata.cz/resource/county/pe</text:p>
          </table:table-cell>
          <table:table-cell table:number-columns-repeated="2" office:value-type="string">
            <text:p>Pelhřimov</text:p>
          </table:table-cell>
          <table:table-cell/>
          <table:table-cell table:formula="of:=IF([.E45]&lt;&gt;[.H45]; &quot;ne&quot;;&quot;&quot;)">
            <text:p/>
          </table:table-cell>
          <table:table-cell office:value-type="string">
            <text:p>Pelhřimov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  <table:table-cell table:number-columns-repeated="2" office:value-type="string">
            <text:p>Písek</text:p>
          </table:table-cell>
          <table:table-cell/>
          <table:table-cell table:formula="of:=IF([.E46]&lt;&gt;[.H46]; &quot;ne&quot;;&quot;&quot;)">
            <text:p/>
          </table:table-cell>
          <table:table-cell office:value-type="string">
            <text:p>Písek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  <table:table-cell table:number-columns-repeated="2" office:value-type="string">
            <text:p>Plzeň jih</text:p>
          </table:table-cell>
          <table:table-cell/>
          <table:table-cell table:formula="of:=IF([.E47]&lt;&gt;[.H47]; &quot;ne&quot;;&quot;&quot;)">
            <text:p/>
          </table:table-cell>
          <table:table-cell office:value-type="string">
            <text:p>Plzeň jih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  <table:table-cell table:number-columns-repeated="2" office:value-type="string">
            <text:p>Plzeň město</text:p>
          </table:table-cell>
          <table:table-cell/>
          <table:table-cell table:formula="of:=IF([.E48]&lt;&gt;[.H48]; &quot;ne&quot;;&quot;&quot;)">
            <text:p/>
          </table:table-cell>
          <table:table-cell office:value-type="string">
            <text:p>Plzeň město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  <table:table-cell table:number-columns-repeated="2" office:value-type="string">
            <text:p>Plzeň sever</text:p>
          </table:table-cell>
          <table:table-cell/>
          <table:table-cell table:formula="of:=IF([.E49]&lt;&gt;[.H49]; &quot;ne&quot;;&quot;&quot;)">
            <text:p/>
          </table:table-cell>
          <table:table-cell office:value-type="string">
            <text:p>Plzeň sever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  <table:table-cell table:number-columns-repeated="2" office:value-type="string">
            <text:p>Prachatice</text:p>
          </table:table-cell>
          <table:table-cell/>
          <table:table-cell table:formula="of:=IF([.E50]&lt;&gt;[.H50]; &quot;ne&quot;;&quot;&quot;)">
            <text:p/>
          </table:table-cell>
          <table:table-cell office:value-type="string">
            <text:p>Prachatice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  <table:table-cell table:number-columns-repeated="2" office:value-type="string">
            <text:p>Přerov</text:p>
          </table:table-cell>
          <table:table-cell/>
          <table:table-cell table:formula="of:=IF([.E51]&lt;&gt;[.H51]; &quot;ne&quot;;&quot;&quot;)" office:value-type="string" office:string-value="ne">
            <text:p>ne</text:p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  <table:table-cell table:number-columns-repeated="2" office:value-type="string">
            <text:p>Příbram</text:p>
          </table:table-cell>
          <table:table-cell/>
          <table:table-cell table:formula="of:=IF([.E52]&lt;&gt;[.H52]; &quot;ne&quot;;&quot;&quot;)" office:value-type="string" office:string-value="ne">
            <text:p>ne</text:p>
          </table:table-cell>
          <table:table-cell office:value-type="string">
            <text:p>Praha východ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  <table:table-cell table:number-columns-repeated="2" office:value-type="string">
            <text:p>Prostějov</text:p>
          </table:table-cell>
          <table:table-cell/>
          <table:table-cell table:formula="of:=IF([.E53]&lt;&gt;[.H53]; &quot;ne&quot;;&quot;&quot;)" office:value-type="string" office:string-value="ne">
            <text:p>ne</text:p>
          </table:table-cell>
          <table:table-cell office:value-type="string">
            <text:p>Praha západ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  <table:table-cell table:number-columns-repeated="2" office:value-type="string">
            <text:p>Rakovník</text:p>
          </table:table-cell>
          <table:table-cell/>
          <table:table-cell table:formula="of:=IF([.E54]&lt;&gt;[.H54]; &quot;ne&quot;;&quot;&quot;)" office:value-type="string" office:string-value="ne">
            <text:p>ne</text:p>
          </table:table-cell>
          <table:table-cell office:value-type="string">
            <text:p>Přerov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  <table:table-cell table:number-columns-repeated="2" office:value-type="string">
            <text:p>Rokycany</text:p>
          </table:table-cell>
          <table:table-cell/>
          <table:table-cell table:formula="of:=IF([.E55]&lt;&gt;[.H55]; &quot;ne&quot;;&quot;&quot;)" office:value-type="string" office:string-value="ne">
            <text:p>ne</text:p>
          </table:table-cell>
          <table:table-cell office:value-type="string">
            <text:p>Příbram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  <table:table-cell table:number-columns-repeated="2" office:value-type="string">
            <text:p>Rychnov nad Kněžnou</text:p>
          </table:table-cell>
          <table:table-cell/>
          <table:table-cell table:formula="of:=IF([.E56]&lt;&gt;[.H56]; &quot;ne&quot;;&quot;&quot;)" office:value-type="string" office:string-value="ne">
            <text:p>ne</text:p>
          </table:table-cell>
          <table:table-cell office:value-type="string">
            <text:p>Prostějov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http://linked.opendata.cz/resource/county/sm</text:p>
          </table:table-cell>
          <table:table-cell table:number-columns-repeated="2" office:value-type="string">
            <text:p>Semily</text:p>
          </table:table-cell>
          <table:table-cell/>
          <table:table-cell table:formula="of:=IF([.E57]&lt;&gt;[.H57]; &quot;ne&quot;;&quot;&quot;)" office:value-type="string" office:string-value="ne">
            <text:p>ne</text:p>
          </table:table-cell>
          <table:table-cell office:value-type="string">
            <text:p>Rakovník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  <table:table-cell table:number-columns-repeated="2" office:value-type="string">
            <text:p>Sokolov</text:p>
          </table:table-cell>
          <table:table-cell/>
          <table:table-cell table:formula="of:=IF([.E58]&lt;&gt;[.H58]; &quot;ne&quot;;&quot;&quot;)" office:value-type="string" office:string-value="ne">
            <text:p>ne</text:p>
          </table:table-cell>
          <table:table-cell office:value-type="string">
            <text:p>Rokycany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  <table:table-cell table:number-columns-repeated="2" office:value-type="string">
            <text:p>Strakonice</text:p>
          </table:table-cell>
          <table:table-cell/>
          <table:table-cell table:formula="of:=IF([.E59]&lt;&gt;[.H59]; &quot;ne&quot;;&quot;&quot;)" office:value-type="string" office:string-value="ne">
            <text:p>ne</text:p>
          </table:table-cell>
          <table:table-cell office:value-type="string">
            <text:p>Rychnov nad Kněžnou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  <table:table-cell table:number-columns-repeated="2" office:value-type="string">
            <text:p>Šumperk</text:p>
          </table:table-cell>
          <table:table-cell/>
          <table:table-cell table:formula="of:=IF([.E60]&lt;&gt;[.H60]; &quot;ne&quot;;&quot;&quot;)" office:value-type="string" office:string-value="ne">
            <text:p>ne</text:p>
          </table:table-cell>
          <table:table-cell office:value-type="string">
            <text:p>Semily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  <table:table-cell table:number-columns-repeated="2" office:value-type="string">
            <text:p>Svitavy</text:p>
          </table:table-cell>
          <table:table-cell/>
          <table:table-cell table:formula="of:=IF([.E61]&lt;&gt;[.H61]; &quot;ne&quot;;&quot;&quot;)" office:value-type="string" office:string-value="ne">
            <text:p>ne</text:p>
          </table:table-cell>
          <table:table-cell office:value-type="string">
            <text:p>Sokolov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  <table:table-cell table:number-columns-repeated="2" office:value-type="string">
            <text:p>Tábor</text:p>
          </table:table-cell>
          <table:table-cell/>
          <table:table-cell table:formula="of:=IF([.E62]&lt;&gt;[.H62]; &quot;ne&quot;;&quot;&quot;)" office:value-type="string" office:string-value="ne">
            <text:p>ne</text:p>
          </table:table-cell>
          <table:table-cell office:value-type="string">
            <text:p>Strakonice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  <table:table-cell table:number-columns-repeated="2" office:value-type="string">
            <text:p>Tachov</text:p>
          </table:table-cell>
          <table:table-cell/>
          <table:table-cell table:formula="of:=IF([.E63]&lt;&gt;[.H63]; &quot;ne&quot;;&quot;&quot;)" office:value-type="string" office:string-value="ne">
            <text:p>ne</text:p>
          </table:table-cell>
          <table:table-cell office:value-type="string">
            <text:p>Šumperk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  <table:table-cell table:number-columns-repeated="2" office:value-type="string">
            <text:p>Teplice</text:p>
          </table:table-cell>
          <table:table-cell/>
          <table:table-cell table:formula="of:=IF([.E64]&lt;&gt;[.H64]; &quot;ne&quot;;&quot;&quot;)" office:value-type="string" office:string-value="ne">
            <text:p>ne</text:p>
          </table:table-cell>
          <table:table-cell office:value-type="string">
            <text:p>Svitavy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  <table:table-cell table:number-columns-repeated="2" office:value-type="string">
            <text:p>Třebíč</text:p>
          </table:table-cell>
          <table:table-cell/>
          <table:table-cell table:formula="of:=IF([.E65]&lt;&gt;[.H65]; &quot;ne&quot;;&quot;&quot;)" office:value-type="string" office:string-value="ne">
            <text:p>ne</text:p>
          </table:table-cell>
          <table:table-cell office:value-type="string">
            <text:p>Tábor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  <table:table-cell table:number-columns-repeated="2" office:value-type="string">
            <text:p>Trutnov</text:p>
          </table:table-cell>
          <table:table-cell/>
          <table:table-cell table:formula="of:=IF([.E66]&lt;&gt;[.H66]; &quot;ne&quot;;&quot;&quot;)" office:value-type="string" office:string-value="ne">
            <text:p>ne</text:p>
          </table:table-cell>
          <table:table-cell office:value-type="string">
            <text:p>Tachov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  <table:table-cell table:number-columns-repeated="2" office:value-type="string">
            <text:p>Uherské Hradiště</text:p>
          </table:table-cell>
          <table:table-cell/>
          <table:table-cell table:formula="of:=IF([.E67]&lt;&gt;[.H67]; &quot;ne&quot;;&quot;&quot;)" office:value-type="string" office:string-value="ne">
            <text:p>ne</text:p>
          </table:table-cell>
          <table:table-cell office:value-type="string">
            <text:p>Teplice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  <table:table-cell table:number-columns-repeated="2" office:value-type="string">
            <text:p>Ústí nad Labem</text:p>
          </table:table-cell>
          <table:table-cell/>
          <table:table-cell table:formula="of:=IF([.E68]&lt;&gt;[.H68]; &quot;ne&quot;;&quot;&quot;)" office:value-type="string" office:string-value="ne">
            <text:p>ne</text:p>
          </table:table-cell>
          <table:table-cell office:value-type="string">
            <text:p>Třebíč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  <table:table-cell table:number-columns-repeated="2" office:value-type="string">
            <text:p>Ústí nad Orlicí</text:p>
          </table:table-cell>
          <table:table-cell/>
          <table:table-cell table:formula="of:=IF([.E69]&lt;&gt;[.H69]; &quot;ne&quot;;&quot;&quot;)" office:value-type="string" office:string-value="ne">
            <text:p>ne</text:p>
          </table:table-cell>
          <table:table-cell office:value-type="string">
            <text:p>Trutnov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http://linked.opendata.cz/resource/county/vs</text:p>
          </table:table-cell>
          <table:table-cell table:number-columns-repeated="2" office:value-type="string">
            <text:p>Vsetín</text:p>
          </table:table-cell>
          <table:table-cell/>
          <table:table-cell table:formula="of:=IF([.E70]&lt;&gt;[.H70]; &quot;ne&quot;;&quot;&quot;)" office:value-type="string" office:string-value="ne">
            <text:p>ne</text:p>
          </table:table-cell>
          <table:table-cell office:value-type="string">
            <text:p>Uherské Hradiště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  <table:table-cell table:number-columns-repeated="2" office:value-type="string">
            <text:p>Vyškov</text:p>
          </table:table-cell>
          <table:table-cell/>
          <table:table-cell table:formula="of:=IF([.E71]&lt;&gt;[.H71]; &quot;ne&quot;;&quot;&quot;)" office:value-type="string" office:string-value="ne">
            <text:p>ne</text:p>
          </table:table-cell>
          <table:table-cell office:value-type="string">
            <text:p>Ústí nad Labem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  <table:table-cell table:number-columns-repeated="2" office:value-type="string">
            <text:p>Žďár nad Sázavou</text:p>
          </table:table-cell>
          <table:table-cell/>
          <table:table-cell table:formula="of:=IF([.E72]&lt;&gt;[.H72]; &quot;ne&quot;;&quot;&quot;)" office:value-type="string" office:string-value="ne">
            <text:p>ne</text:p>
          </table:table-cell>
          <table:table-cell office:value-type="string">
            <text:p>Ústí nad Orlicí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  <table:table-cell table:number-columns-repeated="2" office:value-type="string">
            <text:p>Zlín</text:p>
          </table:table-cell>
          <table:table-cell/>
          <table:table-cell table:formula="of:=IF([.E73]&lt;&gt;[.H73]; &quot;ne&quot;;&quot;&quot;)" office:value-type="string" office:string-value="ne">
            <text:p>ne</text:p>
          </table:table-cell>
          <table:table-cell office:value-type="string">
            <text:p>Vsetín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  <table:table-cell table:number-columns-repeated="2" office:value-type="string">
            <text:p>Znojmo</text:p>
          </table:table-cell>
          <table:table-cell/>
          <table:table-cell table:formula="of:=IF([.E74]&lt;&gt;[.H74]; &quot;ne&quot;;&quot;&quot;)" office:value-type="string" office:string-value="ne">
            <text:p>ne</text:p>
          </table:table-cell>
          <table:table-cell office:value-type="string">
            <text:p>Vyškov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75]&lt;&gt;[.H75]; &quot;ne&quot;;&quot;&quot;)" office:value-type="string" office:string-value="ne">
            <text:p>ne</text:p>
          </table:table-cell>
          <table:table-cell office:value-type="string">
            <text:p>Žďár nad Sázavou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76]&lt;&gt;[.H76]; &quot;ne&quot;;&quot;&quot;)" office:value-type="string" office:string-value="ne">
            <text:p>ne</text:p>
          </table:table-cell>
          <table:table-cell office:value-type="string">
            <text:p>Zlín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77]&lt;&gt;[.H77]; &quot;ne&quot;;&quot;&quot;)" office:value-type="string" office:string-value="ne">
            <text:p>ne</text:p>
          </table:table-cell>
          <table:table-cell office:value-type="string">
            <text:p>Znojmo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78]&lt;&gt;[.H78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79]&lt;&gt;[.H79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0]&lt;&gt;[.H80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1]&lt;&gt;[.H81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2]&lt;&gt;[.H82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3]&lt;&gt;[.H83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4]&lt;&gt;[.H84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5]&lt;&gt;[.H85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6]&lt;&gt;[.H86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7]&lt;&gt;[.H87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  <table:table-cell table:number-columns-repeated="2" office:value-type="string">
            <text:p>Praha</text:p>
          </table:table-cell>
          <table:table-cell/>
          <table:table-cell table:formula="of:=IF([.E88]&lt;&gt;[.H88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2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<text:a xlink:href="http://linked.opendata.cz/resource/county/ph">http://linked.opendata.cz/resource/county/ph</text:a></text:p>
          </table:table-cell>
          <table:table-cell table:number-columns-repeated="2" office:value-type="string">
            <text:p>Praha východ</text:p>
          </table:table-cell>
          <table:table-cell/>
          <table:table-cell table:formula="of:=IF([.E89]&lt;&gt;[.H89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http://linked.opendata.cz/resource/county/pz</text:p>
          </table:table-cell>
          <table:table-cell table:number-columns-repeated="2" office:value-type="string">
            <text:p>Praha západ</text:p>
          </table:table-cell>
          <table:table-cell/>
          <table:table-cell table:formula="of:=IF([.E90]&lt;&gt;[.H90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  <table:table-cell table:number-columns-repeated="2" office:value-type="string">
            <text:p>Praha východ</text:p>
          </table:table-cell>
          <table:table-cell/>
          <table:table-cell table:formula="of:=IF([.E91]&lt;&gt;[.H91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  <table:table-cell table:number-columns-repeated="2" office:value-type="string">
            <text:p>Praha západ</text:p>
          </table:table-cell>
          <table:table-cell/>
          <table:table-cell table:formula="of:=IF([.E92]&lt;&gt;[.H92]; &quot;ne&quot;;&quot;&quot;)" office:value-type="string" office:string-value="ne">
            <text:p>ne</text:p>
          </table:table-cell>
          <table:table-cell/>
          <table:table-cell/>
        </table:table-row>
        <table:table-row table:style-name="ro2">
          <table:table-cell office:value-type="string">
            <text:p>01</text:p>
          </table:table-cell>
          <table:table-cell office:value-type="float" office:value="14">
            <text:p>14</text:p>
          </table:table-cell>
          <table:table-cell office:value-type="string">
            <text:p><text:a xlink:href="http://linked.opendata.cz/resource/county/ph">http://linked.opendata.cz/resource/county/ph</text:a>,<text:a xlink:href="http://linked.opendata.cz/resource/county/pz">http://linked.opendata.cz/resource/county/pz</text:a></text:p>
          </table:table-cell>
          <table:table-cell office:value-type="string">
            <text:p>Praha venkov – jih</text:p>
          </table:table-cell>
          <table:table-cell table:number-columns-repeated="5"/>
        </table:table-row>
        <table:table-row table:style-name="ro2" table:number-rows-repeated="104848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Praha venko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Praha venkov jih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ce1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table:number-columns-repeated="2" office:value-type="string">
            <text:p>04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table:number-columns-repeated="2" office:value-type="string">
            <text:p>03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<text:a xlink:href="http://linked.opendata.cz/resource/county/ph">http://linked.opendata.cz/resource/county/ph</text:a>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float" office:value="14">
            <text:p>14</text:p>
          </table:table-cell>
          <table:table-cell office:value-type="string">
            <text:p><text:a xlink:href="http://linked.opendata.cz/resource/county/ph">http://linked.opendata.cz/resource/county/ph</text:a>,<text:a xlink:href="http://linked.opendata.cz/resource/county/pz">http://linked.opendata.cz/resource/county/pz</text:a></text:p>
          </table:table-cell>
        </table:table-row>
      </table:table>
      <table:database-ranges>
        <table:database-range table:target-range-address="Sheet1.G1:Sheet1.H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5/01/2014</text:date>, <text:time>20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5S</meta:editing-duration>
    <meta:editing-cycles>5</meta:editing-cycles>
    <meta:generator>OpenOffice.org/3.4.1$Win32 OpenOffice.org_project/341m1$Build-9593</meta:generator>
    <dc:date>2014-01-05T20:30:32.68</dc:date>
    <meta:document-statistic meta:table-count="3" meta:cell-count="1010" meta:object-count="0"/>
    <meta:user-defined meta:name="Info 1"/>
    <meta:user-defined meta:name="Info 2"/>
    <meta:user-defined meta:name="Info 3"/>
    <meta:user-defined meta:name="Info 4"/>
  </office:meta>
</office:document-meta>
</file>